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sServer.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ingDefaultValuesTest.shouldReturnAllKindsOf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turningDefaultValuesTest.shouldReturnEmpty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turningDefaultValuesTest.shouldReturnMutable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sServer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ingDefaultValuesTest.shouldReturnTheSameValuesForWrapper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sServer.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sServer.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